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style:text-underline-style="none" style:font-style-asian="italic" style:font-style-complex="italic"/>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5" style:family="paragraph" style:parent-style-name="Contents_20_2">
      <style:paragraph-properties>
        <style:tab-stops>
          <style:tab-stop style:position="145.03mm" style:type="right" style:leader-style="dotted" style:leader-text="."/>
        </style:tab-stops>
      </style:paragraph-properties>
    </style:style>
    <style:style style:name="P16" style:family="paragraph" style:parent-style-name="Contents_20_3">
      <style:paragraph-properties>
        <style:tab-stops>
          <style:tab-stop style:position="140.04mm" style:type="right" style:leader-style="dotted" style:leader-text="."/>
        </style:tab-stops>
      </style:paragraph-properties>
    </style:style>
    <style:style style:name="P17" style:family="paragraph" style:parent-style-name="Contents_20_4">
      <style:paragraph-properties>
        <style:tab-stops>
          <style:tab-stop style:position="135.04mm" style:type="right" style:leader-style="dotted" style:leader-text="."/>
        </style:tab-stops>
      </style:paragraph-properties>
    </style:style>
    <style:style style:name="P18" style:family="paragraph" style:parent-style-name="Text_20_body" style:list-style-name="">
      <style:paragraph-properties fo:margin-left="0mm" fo:margin-right="0mm" fo:text-indent="0mm" style:auto-text-indent="false"/>
    </style:style>
    <style:style style:name="P19" style:family="paragraph" style:parent-style-name="Text_20_body" style:list-style-name="L1"/>
    <style:style style:name="P20" style:family="paragraph" style:parent-style-name="Text_20_body" style:list-style-name="L1">
      <style:text-properties fo:font-style="italic" style:font-style-asian="italic" style:font-style-complex="italic"/>
    </style:style>
    <style:style style:name="P21" style:family="paragraph" style:parent-style-name="Heading_20_1">
      <style:paragraph-properties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Contents_20_1">
      <style:paragraph-properties>
        <style:tab-stops>
          <style:tab-stop style:position="149.01mm" style:type="right" style:leader-style="dotted" style:leader-text="."/>
        </style:tab-stops>
      </style:paragraph-properties>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style:use-window-font-color="true" style:font-name="Times New Roman"/>
    </style:style>
    <style:style style:name="T16" style:family="text">
      <style:text-properties style:use-window-font-color="true" style:font-name="Times New Roman" fo:font-weight="normal" style:font-weight-asian="normal" style:font-weight-complex="normal"/>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832361201" text:style-name="List_20_1">
            <text:list-item>
              <text:p text:style-name="P24">Obsah<text:tab/>1</text:p>
            </text:list-item>
            <text:list-item>
              <text:p text:style-name="P24">1 Úvod<text:tab/>4</text:p>
            </text:list-item>
            <text:list-item>
              <text:p text:style-name="P24">2 WebArchiv<text:tab/>6</text:p>
            </text:list-item>
          </text:list>
          <text:p text:style-name="P15">2.1 O WebArchivu<text:tab/>6</text:p>
          <text:p text:style-name="P15">2.2 Vývoj projektu<text:tab/>7</text:p>
          <text:p text:style-name="P16">2.2.1 Rok 2000<text:tab/>7</text:p>
          <text:p text:style-name="P16">2.2.2 Rok 2001<text:tab/>7</text:p>
          <text:p text:style-name="P16">2.2.3 Rok 2002<text:tab/>8</text:p>
          <text:p text:style-name="P16">2.2.4 Rok 2003<text:tab/>8</text:p>
          <text:p text:style-name="P16">2.2.5 Rok 2004<text:tab/>8</text:p>
          <text:p text:style-name="P16">2.2.6 Rok 2005<text:tab/>9</text:p>
          <text:p text:style-name="P16">2.2.7 Rok 2006<text:tab/>9</text:p>
          <text:p text:style-name="P16">2.2.8 Rok 2007<text:tab/>9</text:p>
          <text:p text:style-name="P16">2.2.9 Rok 2008<text:tab/>10</text:p>
          <text:p text:style-name="P16">2.2.10 Rok 2009<text:tab/>10</text:p>
          <text:p text:style-name="P16">2.2.11 Rok 2010<text:tab/>11</text:p>
          <text:p text:style-name="P16">2.2.12 Rok 2011<text:tab/>11</text:p>
          <text:p text:style-name="P15">2.3 Současný obsah databáze<text:tab/>12</text:p>
          <text:p text:style-name="P15">2.4 Další informace o projektu<text:tab/>13</text:p>
          <text:p text:style-name="P16">2.4.1 Creative Commons<text:tab/>13</text:p>
          <text:p text:style-name="P16">2.4.2 Partneři projektu<text:tab/>13</text:p>
          <text:p text:style-name="P16">2.4.3 Nasmlouvané webové zdroje<text:tab/>14</text:p>
          <text:p text:style-name="P16">2.4.4 Internet Archive<text:tab/>15</text:p>
          <text:p text:style-name="P16">2.4.5 Další spolupráce<text:tab/>15</text:p>
          <text:p text:style-name="P16">2.4.6 Dostupnost informací<text:tab/>15</text:p>
          <text:p text:style-name="P16">2.4.7 Kritéria výběru webových zdrojů<text:tab/>16</text:p>
          <text:p text:style-name="P17">2.4.7.1 Plošná archivace – harvesting<text:tab/>16</text:p>
          <text:p text:style-name="P17">2.4.7.2 Výběrový přístup – konspekt<text:tab/>17</text:p>
          <text:p text:style-name="P17">2.4.7.3 Tematické sbírky<text:tab/>18</text:p>
          <text:p text:style-name="P15">2.5 Starší práce na téma WebArchiv<text:tab/>19</text:p>
          <text:p text:style-name="P16">2.5.1 Systém pro správu procesu archivace webových informačních zdrojů<text:tab/>19</text:p>
          <text:p text:style-name="P16">2.5.2 Identifikace a omezení přístupu k "nevhodným" stránkám ve webovém archivu<text:tab/>19</text:p>
          <text:p text:style-name="P16">2.5.3 Rozpoznání a archivace českého webu mimo národní doménu<text:tab/>20</text:p>
          <text:p text:style-name="P16">2.5.4 Implementace OAI-PMH pro český WebArchiv<text:tab/>20</text:p>
          <text:p text:style-name="P16">2.5.5 Bibliografický popis elektronických online zdrojů v zahraniční a domácí katalogizační praxi<text:tab/>20</text:p>
          <text:p text:style-name="P16">2.5.6 Zpřístupnění archivu českého webu<text:tab/>21</text:p>
          <text:p text:style-name="P16">2.5.5 Strategie archivace elektronických online zdrojů a politika jejich výběru do digitálního archivu (se zaměřením na český systém WebArchiv)<text:tab/>21</text:p>
          <text:p text:style-name="P15"><text:soft-page-break/>2.6 Nástroje související s projektem WebArchiv<text:tab/>22</text:p>
          <text:p text:style-name="P16">2.6.1 APACHE TOMCAT<text:tab/>22</text:p>
          <text:p text:style-name="P16">2.6.2 ARCRetriever<text:tab/>22</text:p>
          <text:p text:style-name="P16">2.6.3 DeDuplicator<text:tab/>22</text:p>
          <text:p text:style-name="P16">2.6.4 Generátor URN<text:tab/>22</text:p>
          <text:p text:style-name="P16">2.6.5 HERITRIX<text:tab/>22</text:p>
          <text:p text:style-name="P16">2.6.6 ImpEval <text:tab/>23</text:p>
          <text:p text:style-name="P16">2.6.7 NutchWAX<text:tab/>23</text:p>
          <text:p text:style-name="P16">2.6.8 WA ADMIN<text:tab/>24</text:p>
          <text:p text:style-name="P16">2.6.9 WA-CZ<text:tab/>24</text:p>
          <text:p text:style-name="P16">2.6.10 Wayback<text:tab/>24</text:p>
          <text:p text:style-name="P16">2.6.11 WebAnalyzer<text:tab/>24</text:p>
          <text:p text:style-name="P16">2.6.12 Web Curator Tool<text:tab/>25</text:p>
          <text:list xml:id="list1938814017" text:continue-numbering="true" text:style-name="List_20_1">
            <text:list-item>
              <text:p text:style-name="P24">3 Archivační formáty<text:tab/>26</text:p>
            </text:list-item>
          </text:list>
          <text:p text:style-name="P15">3.1 Úvod<text:tab/>26</text:p>
          <text:p text:style-name="P15">3.2 Formát nedlib<text:tab/>27</text:p>
          <text:p text:style-name="P16">3.2.1 Popis standardu nedlib<text:tab/>27</text:p>
          <text:p text:style-name="P16">3.2.2 Výhody nedlib<text:tab/>27</text:p>
          <text:p text:style-name="P16">3.2.3 Nevýhody nedlib<text:tab/>27</text:p>
          <text:p text:style-name="P16">3.2.4 Užití v praxi ve WebArchivu<text:tab/>27</text:p>
          <text:p text:style-name="P15">3.3 Formát arc<text:tab/>28</text:p>
          <text:p text:style-name="P16">3.3.1 Popis standardu arc<text:tab/>28</text:p>
          <text:p text:style-name="P16">3.3.2 Výhody arc<text:tab/>28</text:p>
          <text:p text:style-name="P16">3.3.3 Nevýhody arc<text:tab/>28</text:p>
          <text:p text:style-name="P16">3.3.4 Užití v praxi ve WebArchivu<text:tab/>29</text:p>
          <text:p text:style-name="P15">3.4 Formát warc<text:tab/>30</text:p>
          <text:p text:style-name="P16">3.4.1 Popis standardu warc<text:tab/>30</text:p>
          <text:p text:style-name="P16">3.4.2 Výhody warc<text:tab/>30</text:p>
          <text:p text:style-name="P16">3.4.3 Nevýhody warc<text:tab/>31</text:p>
          <text:p text:style-name="P16">3.4.4 Plánované využití<text:tab/>32</text:p>
          <text:p text:style-name="P16">3.4.5 Deduplikace souborů<text:tab/>32</text:p>
          <text:list xml:id="list1287644447" text:continue-numbering="true" text:style-name="List_20_1">
            <text:list-item>
              <text:p text:style-name="P24">4 Migrace archivu z formátu arc do formátu warc<text:tab/>33</text:p>
            </text:list-item>
          </text:list>
          <text:p text:style-name="P15">4.1 O migraci<text:tab/>33</text:p>
          <text:p text:style-name="P16">4.1.1 Úvod<text:tab/>33</text:p>
          <text:p text:style-name="P16">4.1.2 Britská knihovna<text:tab/>33</text:p>
          <text:p text:style-name="P15">4.2 Použité nástroje<text:tab/>35</text:p>
          <text:p text:style-name="P16">4.2.1 JHOVE<text:tab/>35</text:p>
          <text:p text:style-name="P16">4.2.2 JHOVE2<text:tab/>35</text:p>
          <text:p text:style-name="P17">4.2.2.1 Úvod<text:tab/>35</text:p>
          <text:p text:style-name="P17">4.2.2.2 O programu<text:tab/>36</text:p>
          <text:p text:style-name="P17">4.2.2.3 Úprava programu<text:tab/>38</text:p>
          <text:p text:style-name="P16">4.2.3 Jpype<text:tab/>38</text:p>
          <text:p text:style-name="P15">4.3 Testování migračních nástrojů<text:tab/>39</text:p>
          <text:p text:style-name="P16"><text:soft-page-break/>4.3.1 WARC-TOOLS<text:tab/>39</text:p>
          <text:p text:style-name="P17">4.3.1.1 Kompatibilita s ostatními nástroji<text:tab/>39</text:p>
          <text:p text:style-name="P17">4.3.1.2 Další parametry<text:tab/>40</text:p>
          <text:p text:style-name="P16">4.3.2 WARC-TOOLS / hanzo<text:tab/>40</text:p>
          <text:p text:style-name="P17">4.3.2.1 Kompatibilita s ostatními nástroji<text:tab/>40</text:p>
          <text:p text:style-name="P17">4.3.2.2 Další parametry<text:tab/>41</text:p>
          <text:p text:style-name="P16">4.3.3 WARC-TOOLS / kpk09<text:tab/>41</text:p>
          <text:p text:style-name="P17">4.3.3 1 Kompatibilita s ostatními nástroji<text:tab/>41</text:p>
          <text:p text:style-name="P17">4.3.3.2 Další parametry<text:tab/>41</text:p>
          <text:p text:style-name="P15">4.4 Podobnost WARCTOOLS / hanzo s kpk09<text:tab/>43</text:p>
          <text:p text:style-name="P16">4.4.1 Porovnání výstupů pro stejné vstupy<text:tab/>43</text:p>
          <text:p text:style-name="P16">4.4.2 Porovnání zdrojového kódu<text:tab/>43</text:p>
          <text:p text:style-name="P15">4.5 Závěry z porovnávání nástrojů<text:tab/>45</text:p>
          <text:list xml:id="list359543100" text:continue-numbering="true" text:style-name="List_20_1">
            <text:list-item>
              <text:p text:style-name="P24">5 Závěr<text:tab/>46</text:p>
            </text:list-item>
            <text:list-item>
              <text:p text:style-name="P24">Seznam literatury<text:tab/>47</text:p>
            </text:list-item>
            <text:list-item>
              <text:p text:style-name="P24">Přílohy<text:tab/>51</text:p>
            </text:list-item>
          </text:list>
        </text:index-body>
      </text:table-of-content>
      <text:p text:style-name="P14"/>
      <text:h text:style-name="P21"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8">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8">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8">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8">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8"><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1"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384712968"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8">[7]</text:span></text:p>
      <text:h text:style-name="Heading_20_3" text:outline-level="3"><text:soft-page-break/>2.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8">[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8"> </text:span><text:span text:style-name="Strong_20_Emphasis"><text:span text:style-name="T8">Rozpoznání </text:span></text:span><text:span text:style-name="Strong_20_Emphasis"><text:span text:style-name="T8">a archivace českého webu mimo národní doménu</text:span></text:span><text:span text:style-name="Strong_20_Emphasis"><text:span text:style-name="T8">,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3"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8" text:outline-level="2"/>
      <text:h text:style-name="P23"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7">Hlavní partneři projektu WebArchiv jsou: [20]</text:p>
      <text:list xml:id="list1972771080" text:continue-numbering="true" text:style-name="List_20_1">
        <text:list-item>
          <text:p text:style-name="P26"><text:span text:style-name="T18">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6"><text:span text:style-name="T18">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6"><text:span text:style-name="T18">CZ.NIC</text:span><text:note text:id="ftn12" text:note-class="footnote"><text:note-citation>12</text:note-citation><text:note-body><text:p text:style-name="Footnote">Bližší informace o organizaci <text:span text:style-name="T8">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9">[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6">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10">Projektem WebArchiv se také intenzivně zajímá například Elektronický časopis o informační společnosti – Ikaros</text:span><text:span text:style-name="T10"><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10">.</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3"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8">Autorem bakalářské práce je Filip Kusalík, který ji dokončil v roce 2009. Cílem </text:span></text:span><text:soft-page-break/><text:span text:style-name="Strong_20_Emphasis"><text:span text:style-name="T8">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8">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8">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8">Lenka Jelínková diplomovou práci dokončila v roce 2006. Podává podrobný </text:span></text:span><text:soft-page-break/><text:span text:style-name="Strong_20_Emphasis"><text:span text:style-name="T8">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8">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8">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3"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9">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7"> vyvíjí</text:span><text:span text:style-name="T14"> National and University Library of Iceland a je volně dostupný</text:span><text:span text:style-name="T14"><text:note text:id="ftn22" text:note-class="footnote"><text:note-citation>22</text:note-citation><text:note-body><text:p text:style-name="Footnote">Webové stránky nástroje DeDuplicator dostupné online na adrese http://deduplicator.sourceforge.net/</text:p></text:note-body></text:note></text:span><text:span text:style-name="T14">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8">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5">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6"><text:span text:style-name="T15">V roce 2009 realizoval Adam Brokeš WA Admin v2 v rámci své bakalářské práce s názvem Systém pro správu procesu archivace webových informačních zdrojů</text:span><text:span text:style-name="T15">.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8">Nástroj, který pro WebArchiv vytvořil Ivan Vlček v rámci své bakalářské práce s názvem </text:span><text:span text:style-name="Strong_20_Emphasis"><text:span text:style-name="T8">Rozpoznání a archivace českého webu mimo národní doménu</text:span></text:span><text:span text:style-name="T8"> v roce 2008</text:span><text:span text:style-name="Strong_20_Emphasis"><text:span text:style-name="T8">. Nástroj se v současné době používá. [27]</text:span></text:span></text:p>
      <text:h text:style-name="Heading_20_3" text:outline-level="3"><text:soft-page-break/>2.6.12 Web Curator Tool</text:h>
      <text:p text:style-name="P6"><text:span text:style-name="T15">Nástroj vyvinutý</text:span><text:span text:style-name="T15"><text:note text:id="ftn29" text:note-class="footnote"><text:note-citation>29</text:note-citation><text:note-body><text:p text:style-name="Footnote">Webové stránky projektu Web Curator Tool dostupné online na adrese http://webcurator.sourceforge.net/</text:p></text:note-body></text:note></text:span><text:span text:style-name="T15"> v roce 2006</text:span><text:span text:style-name="T13">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203492540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91500352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3"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57352006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2029704102"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3"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417504245"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9">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9"><text:note text:id="ftn35" text:note-class="footnote"><text:note-citation>35</text:note-citation><text:note-body><text:p text:style-name="Footnote">Popis RFC standardu SHA-1 dostupný online na adrese http://tools.ietf.org/html/rfc3174</text:p></text:note-body></text:note></text:span><text:span text:style-name="T9"> hashovací funkcí pro jednoznačné určení stažených dokumentů.</text:span></text:p>
        </text:list-item>
      </text:list>
      <text:h text:style-name="Heading_20_3" text:outline-level="3">3.4.3 Nevýhody warc</text:h>
      <text:list xml:id="list1561567928"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Prozatím není vyřešeno, jak efektivně využít možnost ukládání větší škály metadat. Za tímto účelem bude nutno provést další studie.</text:p>
        </text:list-item>
        <text:list-item>
          <text:p text:style-name="P27">Prozatím nejsou implementovány nutné nástroje na práci s warc <text:soft-page-break/>soubory. Před jejich zavedením v projektu WebArchiv bude potřeba tyto nástroje implementovat.</text:p>
        </text:list-item>
        <text:list-item>
          <text:p text:style-name="P27">Zpětná převoditelnost z warc do arc není prozatím triviálně možná. [33]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1" text:outline-level="1">4 Migrace archivu z formátu arc do formátu warc</text:h>
      <text:h text:style-name="Heading_20_2" text:outline-level="2">4.1 O migraci</text:h>
      <text:h text:style-name="Heading_20_3" text:outline-level="3">4.1.1 Úvod</text:h>
      <text:p text:style-name="P3">Převod arc archivů do formátu warc je specifický problém. Různé instituce používají různé formáty na ukládání webových zdrojů. Většina těchto institucí bude mít právě snahu převést uložená data do formátu warc. </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23" text:outline-level="2">4.2 Použité nástroje</text:h>
      <text:p text:style-name="Text_20_body">Kromě samotných nástrojů pro migrci arc archivů jsem používal i jiné nástroje, zde podávám jejich přehled.</text:p>
      <text:h text:style-name="P22" text:outline-level="3">4.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2" text:outline-level="3">4.2.2 JHOVE2</text:h>
      <text:h text:style-name="P25"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5" text:outline-level="4">4.2.2.2 O programu</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4">Charakterizace se skládá ze čtyř procedur:</text:p>
      <text:list xml:id="list1003227250" text:continue-numbering="true" text:style-name="List_20_1">
        <text:list-item>
          <text:p text:style-name="P26"><text:span text:style-name="T3">Identifikace</text:span><text:span text:style-name="T1"> – určení formátu objektu.</text:span></text:p>
        </text:list-item>
        <text:list-item>
          <text:p text:style-name="P29">Feature extraction</text:p>
        </text:list-item>
        <text:list-item>
          <text:p text:style-name="P26"><text:span text:style-name="T3">Validace</text:span><text:span text:style-name="T1"> – určení stupně korespondence objektu se specifikací formátu.</text:span></text:p>
        </text:list-item>
        <text:list-item>
          <text:p text:style-name="P26"><text:span text:style-name="T3">Assessment</text:span><text:span text:style-name="T1">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ald určit rizika při práci s různými objekty, nebo provést či doporučit další akce ke zpracování objektů.</text:span></text:p>
        </text:list-item>
      </text:list>
      <text:p text:style-name="P3"/>
      <text:p text:style-name="P10">Mezi vlastnosti programu patří: Granular modularization with generic plug-ins , Clean APIs and common module design patterns , Buffered I/O , Internationalized output (více druhů výstupu – JSON, XML, text) , Extensive configuration via dependency injection , Complete documentation </text:p>
      <text:p text:style-name="P9"><text:span text:style-name="T1">Hlavní předností nástroje je široká škála typů souborů, které dokáže rozpoznat a validovat.</text:span><text:span text:style-name="T1"><text:note text:id="ftn41" text:note-class="footnote"><text:note-citation>41</text:note-citation><text:note-body><text:p text:style-name="Footnote">Zde se jedná jen o nepřesný (a neúplný) výčet, který je uveden v příloze AG.</text:p></text:note-body></text:note></text:span></text:p>
      <text:list xml:id="list453710686" text:style-name="L1">
        <text:list-item>
          <text:p text:style-name="P19"><text:span text:style-name="T6">Identifikace</text:span><text:span text:style-name="T5"> –</text:span><text:span text:style-name="T7"> JHOVE2 can identify (by DROID) many more formats than it can validate (by modules) – PRONOM registry documents over 550 “formats” </text:span><text:a xlink:type="simple" xlink:href="http://www.nationalarchives.gov.uk/PRONOM">http://www.nationalarchives.gov.uk/PRONOM</text:a><text:span text:style-name="T7"> .</text:span></text:p>
        </text:list-item>
        <text:list-item>
          <text:p text:style-name="P20"><text:span text:style-name="T3">Validace</text:span><text:span text:style-name="T1"> – : ICC color profile , JPEG 2000 , PDF , SGML , Shapefile , TIFF , UTF-8 , WAVE , XML , Zip . NetCDF : </text:span><text:a xlink:type="simple" xlink:href="http://www.unidata.ucar.edu/software/netcdf">http://www.unidata.ucar.edu/software/netcdf</text:a><text:span text:style-name="T1"> Grib: http://www.wmo.int/pages/prog/www/WDM/Guides/Guide-binary-2.html </text:span></text:p>
        </text:list-item>
      </text:list>
      <text:p text:style-name="P4"><text:soft-page-break/></text:p>
      <text:h text:style-name="P25" text:outline-level="4">4.2.2.3 Úprava programu</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2" text:note-class="footnote"><text:note-citation>42</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3"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3" text:note-class="footnote"><text:note-citation>43</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557556534" text:continue-list="list1003227250"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07837476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1773352113"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4" text:note-class="footnote"><text:note-citation>44</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226320973"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62158729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5" text:note-class="footnote"><text:note-citation>45</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5" text:outline-level="4">4.3.3 1 Kompatibilita s ostatními nástroji</text:h>
      <text:list xml:id="list1250114498"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4.3.3.2 Další parametry</text:h>
      <text:list xml:id="list1107633966" text:continue-numbering="true" text:style-name="List_20_1">
        <text:list-item>
          <text:p text:style-name="P27">Nemá napsané skripty pro hromadnou migraci.</text:p>
        </text:list-item>
        <text:list-item>
          <text:p text:style-name="P27"><text:soft-page-break/>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3"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6" text:note-class="footnote"><text:note-citation>46</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7" text:note-class="footnote"><text:note-citation>47</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384383913" text:continue-numbering="true" text:style-name="List_20_1">
        <text:list-item>
          <text:p text:style-name="List_20_1"><text:soft-page-break/>Změny v WARCTOOLS / hanzo, které se neprojevily v druhém nástroji<text:note text:id="ftn48" text:note-class="footnote"><text:note-citation>48</text:note-citation><text:note-body><text:p text:style-name="Footnote">Náhled změn mezi jednotlivými porovnávanými nástroji dostupný online na adrese https://bitbucket.org/kpk09/warc-tools/compare/hanzo/warc-tools..</text:p></text:note-body></text:note>. Jde o modifikaci ve 34 souborech.<text:note text:id="ftn49" text:note-class="footnote"><text:note-citation>49</text:note-citation><text:note-body><text:p text:style-name="Footnote">Údaj platný k 11.4.20012.</text:p></text:note-body></text:note></text:p>
        </text:list-item>
        <text:list-item>
          <text:p text:style-name="List_20_1">Změny v WARCTOOLS /kpk09, které se neprojevily v druhém nástroji<text:note text:id="ftn50" text:note-class="footnote"><text:note-citation>50</text:note-citation><text:note-body><text:p text:style-name="Footnote">Náhled změn mezi jednotlivými porovnávanými nástroji dostupný online na adrese https://bitbucket.org/kpk09/warc-tools/compare/..hanzo/warc-tools</text:p></text:note-body></text:note>. Jde o modifikaci v 7 souborech.<text:note text:id="ftn51" text:note-class="footnote"><text:note-citation>51</text:note-citation><text:note-body><text:p text:style-name="Footnote">Údaj platný k 11.4.20012.</text:p></text:note-body></text:note></text:p>
        </text:list-item>
      </text:list>
      <text:h text:style-name="P23"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1" text:outline-level="1">5 Závěr</text:h>
      <text:p text:style-name="Text_20_body">Napiš, že výstupy použiješ jako zprávu pro Národní knihovnu</text:p>
      <text:h text:style-name="P21"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9">.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9">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1"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29</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2T23:33:52</dc:date>
    <dc:creator>Martin Prokop</dc:creator>
    <meta:editing-duration>P4DT13H46M38S</meta:editing-duration>
    <meta:editing-cycles>2385</meta:editing-cycles>
    <meta:document-statistic meta:table-count="1" meta:image-count="0" meta:object-count="0" meta:page-count="51" meta:paragraph-count="547" meta:word-count="9923" meta:character-count="69945" meta:non-whitespace-character-count="60683"/>
  </office:meta>
</office:document-meta>
</file>